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Codellama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00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01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01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0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0250</text:p>
          </table:table-cell>
          <table:table-cell table:number-columns-repeated="6"/>
        </table:table-row>
      </table:table>
      <table:table table:name="Deepseek Coder v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55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112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312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4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Gemini 1.5 ChatBo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9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037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7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ChatGPT 4 Turbo API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33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562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2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7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125</text:p>
          </table:table-cell>
          <table:table-cell table:number-columns-repeated="6"/>
        </table:table-row>
      </table:table>
      <table:table table:name="Gemini1.5 Flash API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06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0663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070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07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0750</text:p>
          </table:table-cell>
          <table:table-cell table:number-columns-repeated="6"/>
        </table:table-row>
      </table:table>
      <table:table table:name="Llama3.1 6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3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90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3.1 12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4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5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8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1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 Claude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6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0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3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Llama3.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38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6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Llama3.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62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8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706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7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7250</text:p>
          </table:table-cell>
          <table:table-cell table:number-columns-repeated="6"/>
        </table:table-row>
      </table:table>
      <table:table table:name="Mistral Small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2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9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34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37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4000</text:p>
          </table:table-cell>
          <table:table-cell table:number-columns-repeated="6"/>
        </table:table-row>
      </table:table>
      <table:table table:name="Qwen Coder2.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19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4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26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28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3000</text:p>
          </table:table-cell>
          <table:table-cell table:number-columns-repeated="6"/>
        </table:table-row>
      </table:table>
      <table:table table:name="Deepseek R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70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78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812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83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837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8">18.02.2025</text:date>, <text:time>17:2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5-02-01T22:16:54.53</meta:creation-date>
    <dc:date>2025-02-18T17:23:14.81</dc:date>
    <dc:creator>W. Pahl</dc:creator>
    <meta:editing-duration>PT9H25M23S</meta:editing-duration>
    <meta:editing-cycles>11</meta:editing-cycles>
    <meta:generator>OpenOffice/4.1.15$Win32 OpenOffice.org_project/4115m2$Build-9813</meta:generator>
    <meta:document-statistic meta:table-count="13" meta:cell-count="8632" meta:object-count="0"/>
  </office:meta>
</office:document-meta>
</file>